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5.709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T9" style:family="text">
      <style:text-properties fo:font-size="28pt"/>
    </style:style>
    <style:style style:name="T10"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 if not using tablets</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are wireless</text:p>
              </text:list-item>
              <text:list-item>
                <text:p text:style-name="P1">Locate the router near the score entry syst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Open browser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he web server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709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ablets, get them connected to the wifi, connect to server using web browser, and select “Subjective Web Application”.</text:span></text:p>
              </text:list-item>
              <text:list-item>
                <text:p text:style-name="P1"><text:span text:style-name="T4">Start big screen display</text:span></text:p>
              </text:list-item>
              <text:list-item>
                <text:p text:style-name="P1"><text:span text:style-name="T4">Start score entry machines and set them to the Score Entry page</text:span></text:p>
                <text:list>
                  <text:list-item>
                    <text:p><text:span text:style-name="T6">See index page for address of server</text:span></text:p>
                  </text:list-item>
                  <text:list-item>
                    <text:p><text:span text:style-name="T6">Full screen mode can be helpful (F11 shortcut key 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 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8">st</text:span>/2<text:span text:style-name="T8">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9">Tear down neatly &amp; account for all your stuff</text:span></text:p>
                <text:list>
                  <text:list-item>
                    <text:p text:style-name="P1"><text:span text:style-name="T10">Please keep the printer boxes intact</text:span></text:p>
                  </text:list-item>
                </text:list>
              </text:list-item>
              <text:list-item>
                <text:p text:style-name="P1"><text:span text:style-name="T9">Results should be sent to Jon</text:span></text:p>
                <text:list>
                  <text:list-item>
                    <text:p text:style-name="P1"><text:span text:style-name="T10">Database</text:span></text:p>
                    <text:list>
                      <text:list-item>
                        <text:p text:style-name="P1"><text:span text:style-name="T10">On the Admin page click download database and send resulting file to jpschewe@mtu.net</text:span></text:p>
                      </text:list-item>
                    </text:list>
                  </text:list-item>
                  <text:list-item>
                    <text:p text:style-name="P1"><text:span text:style-name="T10">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2.2$Linux_X86_64 LibreOffice_project/20m0$Build-2</meta:generator>
    <meta:initial-creator>Dan Churchill</meta:initial-creator>
    <meta:creation-date>2006-11-29T00:34:04</meta:creation-date>
    <dc:date>2017-05-13T10:11:36.083292987</dc:date>
    <meta:editing-cycles>87</meta:editing-cycles>
    <meta:editing-duration>PT20H54M27S</meta:editing-duration>
    <meta:print-date>2015-10-24T17:53:23.399269018</meta:print-date>
    <meta:document-statistic meta:object-count="83"/>
    <meta:user-defined meta:name="Info 1"/>
    <meta:user-defined meta:name="Info 2"/>
    <meta:user-defined meta:name="Info 3"/>
    <meta:user-defined meta:name="Info 4"/>
  </office:meta>
</office:document-meta>
</file>